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4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4" style:family="paragraph" style:parent-style-name="Footnote">
      <style:text-properties style:font-name="Liberation Sans" officeooo:rsid="043ccc66" officeooo:paragraph-rsid="0e849f1d"/>
    </style:style>
    <style:style style:name="P25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7" style:family="paragraph" style:parent-style-name="Footnote">
      <style:text-properties style:font-name="Liberation Sans" officeooo:paragraph-rsid="0f99f89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09f881"/>
    </style:style>
    <style:style style:name="P57" style:family="paragraph" style:parent-style-name="Standard">
      <style:text-properties officeooo:paragraph-rsid="0d5d07c4"/>
    </style:style>
    <style:style style:name="P58" style:family="paragraph" style:parent-style-name="Standard">
      <style:text-properties officeooo:paragraph-rsid="0d72706e"/>
    </style:style>
    <style:style style:name="P59" style:family="paragraph" style:parent-style-name="Standard">
      <style:text-properties officeooo:paragraph-rsid="0dbec325"/>
    </style:style>
    <style:style style:name="P60" style:family="paragraph" style:parent-style-name="Standard">
      <style:text-properties officeooo:paragraph-rsid="0e671814"/>
    </style:style>
    <style:style style:name="P61" style:family="paragraph" style:parent-style-name="Standard">
      <style:text-properties officeooo:paragraph-rsid="0e8aa5aa"/>
    </style:style>
    <style:style style:name="P62" style:family="paragraph" style:parent-style-name="Standard">
      <style:text-properties officeooo:rsid="0e8aa5aa" officeooo:paragraph-rsid="0e8aa5aa"/>
    </style:style>
    <style:style style:name="P63" style:family="paragraph" style:parent-style-name="Standard">
      <style:text-properties officeooo:rsid="0e8aa5aa" officeooo:paragraph-rsid="0fb98046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5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6" style:family="paragraph" style:parent-style-name="Footnote">
      <style:text-properties officeooo:rsid="043ccc66" officeooo:paragraph-rsid="0e849f1d"/>
    </style:style>
    <style:style style:name="P6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8" style:family="paragraph" style:parent-style-name="Standard">
      <style:text-properties officeooo:paragraph-rsid="0ecd4bf5"/>
    </style:style>
    <style:style style:name="P69" style:family="paragraph" style:parent-style-name="Footnote">
      <style:text-properties officeooo:paragraph-rsid="0f025efd"/>
    </style:style>
    <style:style style:name="P70" style:family="paragraph" style:parent-style-name="Standard">
      <style:text-properties officeooo:paragraph-rsid="0f0649dd"/>
    </style:style>
    <style:style style:name="P71" style:family="paragraph" style:parent-style-name="Footnote">
      <style:text-properties officeooo:paragraph-rsid="0f140c00"/>
    </style:style>
    <style:style style:name="P72" style:family="paragraph" style:parent-style-name="Standard">
      <style:text-properties officeooo:paragraph-rsid="0f2db54e"/>
    </style:style>
    <style:style style:name="P73" style:family="paragraph" style:parent-style-name="Standard">
      <style:text-properties officeooo:paragraph-rsid="0f466349"/>
    </style:style>
    <style:style style:name="P74" style:family="paragraph" style:parent-style-name="Footnote">
      <style:text-properties officeooo:paragraph-rsid="0f12f362"/>
    </style:style>
    <style:style style:name="P75" style:family="paragraph" style:parent-style-name="Footnote">
      <style:text-properties officeooo:paragraph-rsid="0f051f9f"/>
    </style:style>
    <style:style style:name="P76" style:family="paragraph" style:parent-style-name="Footnote">
      <style:text-properties officeooo:paragraph-rsid="0f8706e5"/>
    </style:style>
    <style:style style:name="P77" style:family="paragraph" style:parent-style-name="Standard">
      <style:text-properties officeooo:paragraph-rsid="0f99f892"/>
    </style:style>
    <style:style style:name="P78" style:family="paragraph" style:parent-style-name="Standard">
      <style:text-properties officeooo:paragraph-rsid="0fb98046"/>
    </style:style>
    <style:style style:name="P79" style:family="paragraph" style:parent-style-name="Standard">
      <style:text-properties officeooo:paragraph-rsid="0fc931f5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c8b5238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paragraph-properties fo:text-align="center" style:justify-single-word="false"/>
      <style:text-properties officeooo:paragraph-rsid="0fc3b2a9"/>
    </style:style>
    <style:style style:name="P84" style:family="paragraph" style:parent-style-name="Standard">
      <style:paragraph-properties fo:text-align="center" style:justify-single-word="false"/>
      <style:text-properties officeooo:paragraph-rsid="0fb98046"/>
    </style:style>
    <style:style style:name="P85" style:family="paragraph" style:parent-style-name="Standard">
      <style:paragraph-properties fo:text-align="center" style:justify-single-word="false"/>
      <style:text-properties officeooo:paragraph-rsid="0e03342d"/>
    </style:style>
    <style:style style:name="P86" style:family="paragraph" style:parent-style-name="Standard">
      <style:paragraph-properties fo:text-align="center" style:justify-single-word="false"/>
      <style:text-properties officeooo:paragraph-rsid="0d8c21b9"/>
    </style:style>
    <style:style style:name="P87" style:family="paragraph" style:parent-style-name="Standard">
      <style:paragraph-properties fo:text-align="center" style:justify-single-word="false"/>
      <style:text-properties officeooo:paragraph-rsid="0fd58c4e"/>
    </style:style>
    <style:style style:name="P88" style:family="paragraph" style:parent-style-name="Standard">
      <style:paragraph-properties fo:text-align="center" style:justify-single-word="false"/>
      <style:text-properties officeooo:paragraph-rsid="0e0bda5c"/>
    </style:style>
    <style:style style:name="P89" style:family="paragraph" style:parent-style-name="Standard">
      <style:paragraph-properties fo:text-align="center" style:justify-single-word="false"/>
      <style:text-properties officeooo:paragraph-rsid="0cc5fe5b"/>
    </style:style>
    <style:style style:name="P90" style:family="paragraph" style:parent-style-name="Standard">
      <style:paragraph-properties fo:text-align="center" style:justify-single-word="false"/>
      <style:text-properties officeooo:paragraph-rsid="0e38fc62"/>
    </style:style>
    <style:style style:name="P91" style:family="paragraph" style:parent-style-name="Standard">
      <style:paragraph-properties fo:text-align="center" style:justify-single-word="false"/>
      <style:text-properties officeooo:paragraph-rsid="0e82f1b0"/>
    </style:style>
    <style:style style:name="P92" style:family="paragraph" style:parent-style-name="Standard">
      <style:text-properties officeooo:rsid="0fde3dbd" officeooo:paragraph-rsid="0fde3dbd"/>
    </style:style>
    <style:style style:name="P93" style:family="paragraph" style:parent-style-name="Standard">
      <style:text-properties officeooo:paragraph-rsid="0fcd2b2a"/>
    </style:style>
    <style:style style:name="P94" style:family="paragraph" style:parent-style-name="Standard">
      <style:text-properties officeooo:paragraph-rsid="0fad1a3f"/>
    </style:style>
    <style:style style:name="P95" style:family="paragraph" style:parent-style-name="Standard">
      <style:text-properties officeooo:paragraph-rsid="0e0463fc"/>
    </style:style>
    <style:style style:name="P96" style:family="paragraph" style:parent-style-name="Standard">
      <style:text-properties officeooo:paragraph-rsid="0e2a40f4"/>
    </style:style>
    <style:style style:name="P97" style:family="paragraph" style:parent-style-name="Standard">
      <style:text-properties officeooo:paragraph-rsid="0fc57c5b"/>
    </style:style>
    <style:style style:name="P98" style:family="paragraph" style:parent-style-name="Standard">
      <style:text-properties officeooo:paragraph-rsid="0ff5414a"/>
    </style:style>
    <style:style style:name="P99" style:family="paragraph" style:parent-style-name="Standard">
      <style:text-properties officeooo:paragraph-rsid="0ff55d50"/>
    </style:style>
    <style:style style:name="P100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officeooo:rsid="0db4d737" style:font-size-asian="10pt" style:font-size-complex="10pt"/>
    </style:style>
    <style:style style:name="T18" style:family="text">
      <style:text-properties style:font-name="Liberation Sans" fo:font-size="10pt" officeooo:rsid="0db5d4ba" style:font-size-asian="10pt" style:font-size-complex="10pt"/>
    </style:style>
    <style:style style:name="T19" style:family="text">
      <style:text-properties style:font-name="Liberation Sans" fo:font-size="10pt" officeooo:rsid="0f856ad1" style:font-size-asian="10pt" style:font-size-complex="10pt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officeooo:rsid="0f19e10f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2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1" style:family="text">
      <style:text-properties fo:color="#000000" loext:opacity="100%" style:font-name="Liberation Sans" fo:font-size="12pt" style:font-size-asian="12pt" style:font-size-complex="12pt"/>
    </style:style>
    <style:style style:name="T27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3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4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3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" officeooo:rsid="047da547"/>
    </style:style>
    <style:style style:name="T29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0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1" style:family="text">
      <style:text-properties style:use-window-font-color="true" loext:opacity="0%" style:font-name="Liberation Sans" fo:font-size="12pt" style:font-size-asian="12pt" style:font-size-complex="12pt"/>
    </style:style>
    <style:style style:name="T332" style:family="text">
      <style:text-properties style:use-window-font-color="true" loext:opacity="0%" style:font-name="Liberation Sans" officeooo:rsid="0efd8e5c"/>
    </style:style>
    <style:style style:name="T333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4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5" style:family="text">
      <style:text-properties officeooo:rsid="04473353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officeooo:rsid="0aace3cd"/>
    </style:style>
    <style:style style:name="T338" style:family="text">
      <style:text-properties fo:font-size="10pt" style:font-size-asian="10pt" style:font-size-complex="10pt"/>
    </style:style>
    <style:style style:name="T33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3" style:family="text">
      <style:text-properties officeooo:rsid="0eef9ccc"/>
    </style:style>
    <style:style style:name="T344" style:family="text">
      <style:text-properties officeooo:rsid="0e80285f"/>
    </style:style>
    <style:style style:name="T345" style:family="text">
      <style:text-properties officeooo:rsid="0e838e2a"/>
    </style:style>
    <style:style style:name="T346" style:family="text">
      <style:text-properties officeooo:rsid="0e83c34e"/>
    </style:style>
    <style:style style:name="T34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5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54" style:family="text">
      <style:text-properties officeooo:rsid="0f82bd44"/>
    </style:style>
    <style:style style:name="T355" style:family="text">
      <style:text-properties officeooo:rsid="0f0ca65a"/>
    </style:style>
    <style:style style:name="T356" style:family="text">
      <style:text-properties style:font-name="Liberation Mono" fo:font-size="11pt" style:font-size-asian="11pt" style:font-size-complex="11pt"/>
    </style:style>
    <style:style style:name="T357" style:family="text">
      <style:text-properties officeooo:rsid="0fdff8ab"/>
    </style:style>
    <style:style style:name="T358" style:family="text"/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0"><text:span text:style-name="T234">C</text:span><text:span text:style-name="T233">hecklist voor </text:span><text:span text:style-name="T235">de installatie</text:span><text:span text:style-name="T233"> van </text:span><text:span text:style-name="T233"><text:user-field-get text:name="Distro">Debian</text:user-field-get></text:span><text:span text:style-name="T236"><text:s/></text:span><text:span text:style-name="T236"><text:user-field-get text:name="Version">12</text:user-field-get></text:span><text:span text:style-name="Strong_20_Emphasis"><text:span text:style-name="T268"><text:s/></text:span></text:span><text:span text:style-name="Strong_20_Emphasis"><text:span text:style-name="T269">LTS</text:span></text:span><text:span text:style-name="T237"><text:note text:id="ftn1" text:note-class="footnote"><text:note-citation>1</text:note-citation><text:note-body><text:p text:style-name="P27"><text:span text:style-name="T274">LTS</text:span><text:span text:style-name="T281"> </text:span><text:span text:style-name="T282">staat voor</text:span><text:span text:style-name="T283"> </text:span><text:span text:style-name="T274">Long-Term Support, langetermijnondersteuning, </text:span><text:span text:style-name="T284">en </text:span><text:span text:style-name="T286">d</text:span><text:span text:style-name="T284">eze </text:span><text:span text:style-name="T290"><text:user-field-get text:name="Distro">Debian</text:user-field-get></text:span><text:span text:style-name="T291"><text:s/></text:span><text:span text:style-name="T291"><text:user-field-get text:name="Version">12</text:user-field-get></text:span><text:span text:style-name="Strong_20_Emphasis"><text:span text:style-name="T270"><text:s/></text:span></text:span><text:span text:style-name="T284">LTS </text:span><text:span text:style-name="T287">(codenaam </text:span><text:span text:style-name="T289">bookworm</text:span><text:span text:style-name="T287">) </text:span><text:span text:style-name="T282">van</text:span><text:span text:style-name="T285"> </text:span><text:span text:style-name="T289">juni</text:span><text:span text:style-name="T278"> </text:span><text:span text:style-name="Strong_20_Emphasis"><text:span text:style-name="T179"><text:user-field-get text:name="Releaseyear">2023</text:user-field-get></text:span></text:span><text:span text:style-name="T278"><text:s/></text:span><text:span text:style-name="T274">wordt </text:span><text:span text:style-name="T279">vijf</text:span><text:span text:style-name="T274"> jaar onder</text:span><text:span text:style-name="T288">steund</text:span><text:span text:style-name="T280"> </text:span><text:span text:style-name="T274">tot </text:span><text:span text:style-name="T289">juni</text:span><text:span text:style-name="T275"> </text:span><text:span text:style-name="T274">202</text:span><text:span text:style-name="T289">8</text:span><text:span text:style-name="T276">.</text:span></text:p></text:note-body></text:note></text:span><text:span text:style-name="T238"> </text:span><text:span text:style-name="T238"><text:user-field-get text:name="Edition">desktop</text:user-field-get></text:span><text:span text:style-name="T239">.</text:span></text:p>
      <text:p text:style-name="P2"/>
      <text:p text:style-name="P72"><text:span text:style-name="T42">Kijk op</text:span><text:span text:style-name="T261"> </text:span><text:a xlink:type="simple" xlink:href="https://karelzimmer.nl/" text:style-name="Internet_20_link" text:visited-style-name="Visited_20_Internet_20_Link"><text:span text:style-name="T6">karelzimmer.nl</text:span></text:a><text:span text:style-name="T261"> </text:span><text:span text:style-name="T294">voor</text:span><text:span text:style-name="T295"> </text:span><text:span text:style-name="T296">deze en andere </text:span><text:span text:style-name="T297">Linux documenten</text:span><text:span text:style-name="T43">, scripts, </text:span><text:span text:style-name="T44">en informatie</text:span><text:span text:style-name="T43">.</text:span></text:p>
      <text:p text:style-name="P2"/>
      <text:p text:style-name="P23"><text:span text:style-name="T26">D</text:span><text:span text:style-name="T25">it is een invulbare PD</text:span><text:span text:style-name="T27">F</text:span><text:span text:style-name="T25"> met </text:span><text:span text:style-name="Strong_20_Emphasis"><text:span text:style-name="T105">tekst</text:span></text:span><text:span text:style-name="T25">- en</text:span><text:span text:style-name="Strong_20_Emphasis"><text:span text:style-name="T104"> </text:span></text:span><text:span text:style-name="Strong_20_Emphasis"><text:span text:style-name="T108"><draw:control text:anchor-type="as-char" draw:z-index="18" draw:name="Vorm3_ 2" draw:style-name="gr1" draw:text-style-name="P105" svg:width="0.35cm" svg:height="0.35cm" draw:control="control19"/></text:span></text:span><text:span text:style-name="T25"><text:s/>keuzevakken; </text:span><text:span text:style-name="T28">a</text:span><text:span text:style-name="T25">fdrukken is niet noodzakelijk.</text:span></text:p>
      <text:p text:style-name="P36"/>
      <text:p text:style-name="P42"><text:span text:style-name="T20">Vul </text:span><text:span text:style-name="T21">achter</text:span><text:span text:style-name="T14"> de </text:span><text:span text:style-name="Definition"><text:span text:style-name="T355">ONDERSTREEPTE</text:span></text:span><text:span text:style-name="T1"> </text:span><text:span text:style-name="T15">woorden</text:span><text:span text:style-name="T14"> het</text:span><text:span text:style-name="Strong_20_Emphasis"><text:span text:style-name="T353"> </text:span></text:span><text:span text:style-name="Strong_20_Emphasis"><text:span text:style-name="T352">tekstvak</text:span></text:span><text:span text:style-name="T15"> </text:span><text:span text:style-name="T20">in,</text:span><text:span text:style-name="T15"> </text:span><text:span text:style-name="T298">zie </text:span><text:span text:style-name="T332">[</text:span><text:span text:style-name="T298">toelichting</text:span><text:span text:style-name="T332">]</text:span><text:span text:style-name="T15">:</text:span></text:p>
      <text:p text:style-name="P32"><text:span text:style-name="Definition"><text:span text:style-name="T300">g</text:span></text:span><text:span text:style-name="Definition"><text:span text:style-name="T299">ebruiker</text:span></text:span><text:span text:style-name="T304"><text:tab/><text:tab/></text:span><text:span text:style-name="T331"> <text:tab/><text:tab/></text:span><draw:control text:anchor-type="as-char" svg:y="-0.429cm" draw:z-index="7" draw:name="Gebruiker" draw:style-name="gr2" draw:text-style-name="P106" svg:width="6.002cm" svg:height="0.6cm" draw:control="control8"><svg:title>Gebruiker</svg:title><svg:desc>Volledige naam, bijv. Jan Stek</svg:desc></draw:control><text:span text:style-name="T305"><text:tab/></text:span><text:span text:style-name="T306">[</text:span><text:span text:style-name="T301">volledige naam, bijv. </text:span><text:span text:style-name="T328">J</text:span><text:span text:style-name="T329">a</text:span><text:span text:style-name="T328">n </text:span><text:span text:style-name="T329">Jansen</text:span><text:span text:style-name="T330">]</text:span></text:p>
      <text:p text:style-name="Standard"><text:span text:style-name="Definition"><text:span text:style-name="T300">g</text:span></text:span><text:span text:style-name="Definition">ebruikersnaam</text:span><text:span text:style-name="T299"><text:tab/></text:span><text:span text:style-name="T299"><draw:control text:anchor-type="as-char" svg:y="-0.429cm" draw:z-index="8" draw:name="Gberuikersnaam" draw:style-name="gr2" draw:text-style-name="P106" svg:width="6.002cm" svg:height="0.6cm" draw:control="control9"><svg:title>Gebruikersnaam</svg:title><svg:desc>Korte naam, bijv. jan</svg:desc></draw:control></text:span><text:span text:style-name="T299"><text:tab/></text:span><text:span text:style-name="T8">[</text:span><text:span text:style-name="T7">korte naam, bijv. </text:span><text:span text:style-name="T258">j</text:span><text:span text:style-name="T259">a</text:span><text:span text:style-name="T258">n</text:span><text:span text:style-name="T260">]</text:span></text:p>
      <text:p text:style-name="P28"><text:span text:style-name="Definition"><text:span text:style-name="T308">c</text:span></text:span><text:span text:style-name="Definition">omputernaam</text:span><text:span text:style-name="T307"><text:tab/><text:tab/></text:span><text:span text:style-name="T305"><draw:control text:anchor-type="as-char" svg:y="-0.429cm" draw:z-index="9" draw:name="Computernaam" draw:style-name="gr2" draw:text-style-name="P106" svg:width="6.002cm" svg:height="0.6cm" draw:control="control10"><svg:title>Computernaam</svg:title><svg:desc>Unieke naam van de computer</svg:desc></draw:control></text:span><text:span text:style-name="T305"><text:tab/></text:span><text:span text:style-name="T316">[</text:span><text:span text:style-name="T312">naam van de compute</text:span><text:span text:style-name="T313">r, </text:span><text:span text:style-name="T314">bijv. p</text:span><text:span text:style-name="T315">c02</text:span><text:span text:style-name="T316">]</text:span></text:p>
      <text:p text:style-name="P28"><text:span text:style-name="Definition"><text:span text:style-name="T300">o</text:span></text:span><text:span text:style-name="Definition"><text:span text:style-name="T299">pstartmenu</text:span></text:span><text:span text:style-name="T305"><text:tab/><text:tab/><text:tab/></text:span><text:span text:style-name="T305"><draw:control text:anchor-type="as-char" svg:y="-0.429cm" draw:z-index="10" draw:name="Opstartmenu" draw:style-name="gr2" draw:text-style-name="P106" svg:width="6.002cm" svg:height="0.6cm" draw:control="control11"><svg:title>Opstartmenu</svg:title><svg:desc>Toets voor het opstartmenu ("bootmenu")</svg:desc></draw:control></text:span><text:span text:style-name="T305"><text:tab/></text:span><text:span text:style-name="T316">[</text:span><text:span text:style-name="T312">to</text:span><text:span text:style-name="T317">ets voor het opstartmedium</text:span><text:span text:style-name="T318">]</text:span></text:p>
      <text:p text:style-name="P31"><text:span text:style-name="Definition"><text:span text:style-name="T309">i</text:span></text:span><text:span text:style-name="Definition"><text:span text:style-name="T310">nstellingen</text:span></text:span><text:span text:style-name="T311"><text:tab/> <text:tab/><text:tab/></text:span><text:span text:style-name="T311"><draw:control text:anchor-type="as-char" svg:y="-0.429cm" draw:z-index="6" draw:name="Instellingen" draw:style-name="gr2" draw:text-style-name="P106" svg:width="6.002cm" svg:height="0.6cm" draw:control="control7"><svg:title>Instellingen</svg:title><svg:desc>Toets voor het BIOS/UEFI-scherm ("setup")</svg:desc></draw:control></text:span><text:span text:style-name="T311"><text:tab/></text:span><text:span text:style-name="T316">[</text:span><text:span text:style-name="T312">toets voor het UEFI-BIOS-scherm</text:span><text:span text:style-name="T316">]</text:span></text:p>
      <text:p text:style-name="P29"><text:span text:style-name="Definition"><text:span text:style-name="T321">g</text:span></text:span><text:span text:style-name="Definition"><text:span text:style-name="T320">ebruiker</text:span></text:span><text:span text:style-name="Definition"><text:span text:style-name="T322">2</text:span></text:span><text:span text:style-name="T319"><text:tab/></text:span><text:span text:style-name="T331"> <text:tab/><text:tab/></text:span><text:span text:style-name="T305"><draw:control text:anchor-type="as-char" svg:y="-0.429cm" draw:z-index="16" draw:name="Gebruiker 1" draw:style-name="gr2" draw:text-style-name="P106" svg:width="6.002cm" svg:height="0.6cm" draw:control="control17"><svg:title>Gebruiker</svg:title><svg:desc>Volledige naam, bijv. Jan Stek</svg:desc></draw:control></text:span><text:span text:style-name="T305"><text:tab/></text:span><text:span text:style-name="T306">[</text:span><text:span text:style-name="T301">volledige naam </text:span><text:span text:style-name="T302">evt. 2</text:span><text:span text:style-name="T333">e</text:span><text:span text:style-name="T302"> gebruiker</text:span><text:span text:style-name="T303">]</text:span></text:p>
      <text:p text:style-name="P68"><text:span text:style-name="Definition"><text:span text:style-name="T321">g</text:span></text:span><text:span text:style-name="Definition"><text:span text:style-name="T320">ebruikersnaam</text:span></text:span><text:span text:style-name="Definition"><text:span text:style-name="T322">2</text:span></text:span><text:span text:style-name="T320"><text:tab/></text:span><text:span text:style-name="T299"><draw:control text:anchor-type="as-char" svg:y="-0.429cm" draw:z-index="17" draw:name="Gberuikersnaam 1" draw:style-name="gr2" draw:text-style-name="P106" svg:width="6.002cm" svg:height="0.6cm" draw:control="control18"><svg:title>Gebruikersnaam</svg:title><svg:desc>Korte naam, bijv. jan</svg:desc></draw:control></text:span><text:span text:style-name="T299"><text:tab/></text:span><text:span text:style-name="T324">[</text:span><text:span text:style-name="T323">korte naam</text:span><text:span text:style-name="T325"> </text:span><text:span text:style-name="T326">evt. 2</text:span><text:span text:style-name="T334">e</text:span><text:span text:style-name="T326"> gebruiker</text:span><text:span text:style-name="T327">]</text:span></text:p>
      <text:p text:style-name="P33"><text:span text:style-name="T244">Vervang </text:span><text:span text:style-name="T249">de</text:span><text:span text:style-name="T244"> </text:span><text:span text:style-name="Definition"><text:span text:style-name="T23">ONDERSTREEPTE</text:span></text:span><text:span text:style-name="T244"> </text:span><text:span text:style-name="T245">woorden </text:span><text:span text:style-name="T244">in deze checklist door </text:span><text:span text:style-name="T249">d</text:span><text:span text:style-name="T251">i</text:span><text:span text:style-name="T249">e </text:span><text:span text:style-name="T250">in </text:span><text:span text:style-name="T251">het</text:span><text:span text:style-name="Strong_20_Emphasis"><text:span text:style-name="T60"> </text:span></text:span><text:span text:style-name="Strong_20_Emphasis"><text:span text:style-name="T92">tekstvak</text:span></text:span><text:span text:style-name="T244">.</text:span></text:p>
      <text:p text:style-name="P37"/>
      <text:p text:style-name="P37"/>
      <text:p text:style-name="P30"><text:span text:style-name="T256">Nog niet op Linux?</text:span><text:span text:style-name="T246"><text:tab/></text:span><text:span text:style-name="T252"><text:tab/></text:span><text:span text:style-name="T253">G</text:span><text:span text:style-name="T243">ebruik </text:span><text:span text:style-name="Strong_20_Emphasis"><text:span text:style-name="T257">Checklist migratie</text:span></text:span><text:span text:style-name="T243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47"> onder </text:span><text:span text:style-name="T255">Linux</text:span><text:span text:style-name="T248">.</text:span></text:p>
      <text:p text:style-name="P22"><text:span text:style-name="T231">Nieuwe installatie?</text:span><text:span text:style-name="T226"><text:tab/></text:span><text:span text:style-name="T228"></text:span><text:span text:style-name="T230"><text:tab/></text:span><text:span text:style-name="T229">B</text:span><text:span text:style-name="T226">egin bij hoofdstuk </text:span><text:span text:style-name="T231"><text:bookmark-ref text:reference-format="page" text:ref-name="__RefNumPara__4009_1271708128">2</text:bookmark-ref></text:span><text:span text:style-name="T231"><text:s text:c="2"/></text:span><text:span text:style-name="T232"><text:bookmark-ref text:reference-format="text" text:ref-name="__RefNumPara__4009_1271708128">Installatie uitvoeren</text:bookmark-ref></text:span><text:span text:style-name="T227">.</text:span></text:p>
      <text:p text:style-name="P34"><text:span text:style-name="Strong_20_Emphasis"><text:span text:style-name="T254"/></text:span></text:p>
      <text:p text:style-name="P34"><text:span text:style-name="Strong_20_Emphasis"><text:span text:style-name="T254"/></text:span></text:p>
      <text:list xml:id="list2360821726" text:style-name="L1">
        <text:list-item>
          <text:p text:style-name="P101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106"><draw:control text:anchor-type="as-char" draw:z-index="0" draw:name="Vorm3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106"><draw:control text:anchor-type="as-char" draw:z-index="20" draw:name="Vorm 2" draw:style-name="gr1" draw:text-style-name="P105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67"><text:span text:style-name="Strong_20_Emphasis"><text:span text:style-name="T55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56"><text:note text:id="ftn2" text:note-class="footnote"><text:note-citation>2</text:note-citation><text:note-body><text:p text:style-name="P24"><text:span text:style-name="T192">E</text:span><text:span text:style-name="T195">v</text:span><text:span text:style-name="T196">en</text:span><text:span text:style-name="T198">t</text:span><text:span text:style-name="T199">uele </text:span><text:span text:style-name="T200">extra </text:span><text:span text:style-name="Definition"><text:span text:style-name="T339">gebruiker</text:span></text:span><text:span text:style-name="T200">s aanmelden </text:span><text:span text:style-name="T201">en dezelfde stappen uitvoeren</text:span><text:span text:style-name="T197">.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55"><text:s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55"><text:s/></text:span></text:span></text:p>
          </table:table-cell>
          <table:table-cell table:style-name="_31_._5f_Installatie_5f_voorbereiden.D2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106"><draw:control text:anchor-type="as-char" draw:z-index="11" draw:name="Vorm4" draw:style-name="gr1" draw:text-style-name="P105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106"><draw:control text:anchor-type="as-char" draw:z-index="21" draw:name="Vorm 3" draw:style-name="gr1" draw:text-style-name="P105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70"><text:span text:style-name="Strong_20_Emphasis"><text:span text:style-name="T55">Installeer </text:span></text:span><text:span text:style-name="Strong_20_Emphasis"><text:span text:style-name="T91">pakket kz</text:span></text:span><text:span text:style-name="Strong_20_Emphasis"><text:span text:style-name="T91"><text:note text:id="ftn3" text:note-class="footnote"><text:note-citation>3</text:note-citation><text:note-body><text:p text:style-name="P74"><text:span text:style-name="T345">Debian-</text:span><text:span text:style-name="T346">p</text:span>akket kz plaatst documenten en scripts van Karel Zimmer <text:span text:style-name="T344">(zie </text:span><text:a xlink:type="simple" xlink:href="https://karelzimmer.nl/" text:style-name="Internet_20_link" text:visited-style-name="Visited_20_Internet_20_Link"><text:span text:style-name="Strong_20_Emphasis"><text:span text:style-name="T342">karelzimmer.nl</text:span></text:span></text:a><text:span text:style-name="Strong_20_Emphasis"><text:span text:style-name="T217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99"><text:span text:style-name="Strong_20_Emphasis"><text:span text:style-name="T99">T</text:span></text:span><text:span text:style-name="Strong_20_Emphasis"><text:span text:style-name="T61">yp </text:span></text:span><text:span text:style-name="Strong_20_Emphasis"><text:span text:style-name="T119">ter</text:span></text:span><text:span text:style-name="Strong_20_Emphasis"><text:span text:style-name="T120">m</text:span></text:span><text:span text:style-name="Strong_20_Emphasis"><text:span text:style-name="T62"> </text:span></text:span><text:span text:style-name="Strong_20_Emphasis"><text:span text:style-name="T99">(</text:span></text:span><text:span text:style-name="Strong_20_Emphasis"><text:span text:style-name="T100">d</text:span></text:span><text:span text:style-name="Strong_20_Emphasis"><text:span text:style-name="T60">ruk op de </text:span></text:span><text:span text:style-name="Strong_20_Emphasis"><text:span text:style-name="T72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5"><text:span text:style-name="T240">De </text:span><text:span text:style-name="T241">Super</text:span><text:span text:style-name="T240">-toets is de Windows-toets, Command-toets </text:span><text:span text:style-name="T242">(Apple)</text:span><text:span text:style-name="T240">, of Vergrootglas-toets </text:span><text:span text:style-name="T242">(Chromebook)</text:span><text:span text:style-name="T240">.</text:span></text:p></text:note-body></text:note></text:span></text:span><text:span text:style-name="Strong_20_Emphasis"><text:span text:style-name="T59"> </text:span></text:span><text:span text:style-name="Strong_20_Emphasis"><text:span text:style-name="T99">als nodig) </text:span></text:span><text:span text:style-name="Strong_20_Emphasis"><text:span text:style-name="T63">e</text:span></text:span><text:span text:style-name="Strong_20_Emphasis"><text:span text:style-name="T57">n </text:span></text:span><text:span text:style-name="Strong_20_Emphasis"><text:span text:style-name="T64">k</text:span></text:span><text:span text:style-name="Strong_20_Emphasis"><text:span text:style-name="T57">lik op het pictogram van </text:span></text:span><text:span text:style-name="Strong_20_Emphasis"><text:span text:style-name="T121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55"/></text:span></text:p>
          </table:table-cell>
          <table:table-cell table:style-name="_31_._5f_Installatie_5f_voorbereiden.D5" office:value-type="string">
            <text:p text:style-name="P59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67">z</text:span></text:span><text:span text:style-name="Strong_20_Emphasis"><text:span text:style-name="T62">e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8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6" office:value-type="string">
            <text:p text:style-name="P79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7" office:value-type="string">
            <text:p text:style-name="P79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8" office:value-type="string">
            <text:p text:style-name="P79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9" office:value-type="string">
            <text:p text:style-name="P62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4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106"><draw:control text:anchor-type="as-char" draw:z-index="1" draw:name="Vorm6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106"><draw:control text:anchor-type="as-char" draw:z-index="22" draw:name="Vorm 6" draw:style-name="gr1" draw:text-style-name="P105" svg:width="0.35cm" svg:height="0.35cm" draw:control="control23"/></text:span></text:span></text:p>
          </table:table-cell>
          <table:table-cell table:style-name="_31_._5f_Installatie_5f_voorbereiden.D11" office:value-type="string">
            <text:p text:style-name="P57"><text:span text:style-name="Strong_20_Emphasis"><text:span text:style-name="T59">Bereid de installatie voor</text:span></text:span><text:span text:style-name="Strong_20_Emphasis"><text:span text:style-name="T57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12" office:value-type="string">
            <text:p text:style-name="P99"><text:span text:style-name="Strong_20_Emphasis"><text:span text:style-name="T61">Typ </text:span></text:span><text:span text:style-name="Strong_20_Emphasis"><text:span text:style-name="T122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98">(d</text:span></text:span><text:span text:style-name="Strong_20_Emphasis"><text:span text:style-name="T95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72">Super</text:span></text:span><text:span text:style-name="Strong_20_Emphasis"><text:span text:style-name="T65">-toets </text:span></text:span><text:span text:style-name="Strong_20_Emphasis"><text:span text:style-name="T98">als nodig) </text:span></text:span><text:span text:style-name="Strong_20_Emphasis"><text:span text:style-name="T73">e</text:span></text:span><text:span text:style-name="Strong_20_Emphasis"><text:span text:style-name="T57">n </text:span></text:span><text:span text:style-name="Strong_20_Emphasis"><text:span text:style-name="T64">k</text:span></text:span><text:span text:style-name="Strong_20_Emphasis"><text:span text:style-name="T57">lik op het pictogram van</text:span></text:span><text:span text:style-name="Strong_20_Emphasis"><text:span text:style-name="T107">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13" office:value-type="string">
            <text:p text:style-name="P78"><text:span text:style-name="Strong_20_Emphasis"><text:span text:style-name="T74">K</text:span></text:span><text:span text:style-name="Strong_20_Emphasis"><text:span text:style-name="T75">ie</text:span></text:span><text:span text:style-name="Strong_20_Emphasis"><text:span text:style-name="T76">s</text:span></text:span><text:span text:style-name="Strong_20_Emphasis"><text:span text:style-name="T70"> </text:span></text:span><text:span text:style-name="Strong_20_Emphasis"><text:span text:style-name="T142">1</text:span></text:span><text:span text:style-name="Strong_20_Emphasis"><text:span text:style-name="T143"> </text:span></text:span><text:span text:style-name="Strong_20_Emphasis"><text:span text:style-name="T144">In</text:span></text:span><text:span text:style-name="Strong_20_Emphasis"><text:span text:style-name="T136">stallatie voorbereid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3">klik op </text:span></text:span><text:span text:style-name="Strong_20_Emphasis"><text:span text:style-name="T128">Verder</text:span></text:span><text:span text:style-name="Strong_20_Emphasis"><text:span text:style-name="T93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4" office:value-type="string">
            <text:p text:style-name="P63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list xml:id="list194146123676907" text:continue-numbering="true" text:style-name="L1">
        <text:list-item>
          <text:p text:style-name="P102"><text:bookmark-start text:name="__RefNumPara__4009_1271708128"/><text:soft-page-break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106"><draw:control text:anchor-type="as-char" draw:z-index="2" draw:name="Vorm9" draw:style-name="gr1" draw:text-style-name="P10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7"><text:span text:style-name="T271">Start de computer op vanaf </text:span><text:span text:style-name="T272">een </text:span><text:span text:style-name="T265"><text:user-field-get text:name="Distro">Debian</text:user-field-get></text:span><text:span text:style-name="T266"><text:s/></text:span><text:span text:style-name="T266"><text:user-field-get text:name="Version">12</text:user-field-get></text:span><text:span text:style-name="Strong_20_Emphasis"><text:span text:style-name="T263"><text:s/></text:span></text:span><text:span text:style-name="T273">Live</text:span><text:span text:style-name="T157"><text:note text:id="ftn5" text:note-class="footnote"><text:note-citation>1</text:note-citation><text:note-body><text:p text:style-name="P27"><text:span text:style-name="T335">Vanaf ee</text:span>n Live <text:span text:style-name="T354">usb</text:span><text:span text:style-name="T337">-stick </text:span><text:span text:style-name="T343">(</text:span><text:span text:style-name="T337">of </text:span><text:span text:style-name="T343">dvd</text:span><text:span text:style-name="T277">)</text:span><text:span text:style-name="T338"> </text:span>kunt <text:span text:style-name="T335">u opstarten en</text:span> met <text:span text:style-name="T292"><text:user-field-get text:name="Distro">Debian</text:user-field-get></text:span><text:span text:style-name="T293"><text:s/></text:span>werken zonder deze te installeren.</text:p></text:note-body></text:note></text:span><text:span text:style-name="T156"> </text:span><text:span text:style-name="T161">usb</text:span><text:span text:style-name="T158">-stick</text:span><text:span text:style-name="T158"><text:note text:id="ftn6" text:note-class="footnote"><text:note-citation>2</text:note-citation><text:note-body><text:p text:style-name="P76"><text:span text:style-name="T16">D</text:span><text:span text:style-name="Strong_20_Emphasis"><text:span text:style-name="T166">ow</text:span></text:span><text:span text:style-name="Strong_20_Emphasis"><text:span text:style-name="T167">nload </text:span></text:span><text:span text:style-name="Strong_20_Emphasis"><text:span text:style-name="T164">e</text:span></text:span><text:span text:style-name="Strong_20_Emphasis"><text:span text:style-name="T168">e</text:span></text:span><text:span text:style-name="Strong_20_Emphasis"><text:span text:style-name="T169">n</text:span></text:span><text:span text:style-name="Strong_20_Emphasis"><text:span text:style-name="T191"> </text:span></text:span><text:span text:style-name="Strong_20_Emphasis"><text:span text:style-name="T220">cd</text:span></text:span><text:span text:style-name="Strong_20_Emphasis"><text:span text:style-name="T214">-beeldbestand</text:span></text:span><text:span text:style-name="Strong_20_Emphasis"><text:span text:style-name="T167"> </text:span></text:span><text:span text:style-name="Strong_20_Emphasis"><text:span text:style-name="T177">(.iso) </text:span></text:span><text:span text:style-name="Strong_20_Emphasis"><text:span text:style-name="T170">v</text:span></text:span><text:span text:style-name="Strong_20_Emphasis"><text:span text:style-name="T171">anaf</text:span></text:span><text:span text:style-name="Strong_20_Emphasis"><text:span text:style-name="T172"> </text:span></text:span><text:a xlink:type="simple" xlink:href="https://www.debian.org/CD/live/" text:style-name="Internet_20_link" text:visited-style-name="Visited_20_Internet_20_Link"><text:span text:style-name="Strong_20_Emphasis"><text:span text:style-name="T340">debian.org/cd/live</text:span></text:span></text:a><text:span text:style-name="Strong_20_Emphasis"><text:span text:style-name="T172">, </text:span></text:span><text:span text:style-name="Strong_20_Emphasis"><text:span text:style-name="T178">klik onder </text:span></text:span><text:span text:style-name="Strong_20_Emphasis"><text:span text:style-name="T183">DVD/USB</text:span></text:span><text:span text:style-name="Strong_20_Emphasis"><text:span text:style-name="T178"> op </text:span></text:span><text:span text:style-name="Strong_20_Emphasis"><text:span text:style-name="T183">amd64</text:span></text:span><text:span text:style-name="Strong_20_Emphasis"><text:span text:style-name="T178">.</text:span></text:span><text:span text:style-name="Strong_20_Emphasis"><text:span text:style-name="T172"><text:line-break/></text:span></text:span><text:span text:style-name="Strong_20_Emphasis"><text:span text:style-name="T175">K</text:span></text:span><text:span text:style-name="Strong_20_Emphasis"><text:span text:style-name="T176">lik op</text:span></text:span><text:span text:style-name="Strong_20_Emphasis"><text:span text:style-name="T173"> </text:span></text:span><text:span text:style-name="T180">debian-live-1</text:span><text:span text:style-name="T183">2</text:span><text:span text:style-name="T180">...</text:span><text:span text:style-name="T181">-</text:span><text:span text:style-name="T180">amd-64-</text:span><text:span text:style-name="T181">gnome</text:span><text:span text:style-name="T182">.iso</text:span><text:span text:style-name="Strong_20_Emphasis"><text:span text:style-name="T167">.<text:line-break/></text:span></text:span><text:span text:style-name="Strong_20_Emphasis"><text:span text:style-name="T174">P</text:span></text:span><text:span text:style-name="T16">laats een </text:span><text:span text:style-name="T19">usb</text:span><text:span text:style-name="T16">-stick </text:span><text:span text:style-name="T17">van </text:span><text:span text:style-name="T16">min</text:span><text:span text:style-name="T18">imaal </text:span><text:span text:style-name="T16">4 GB.</text:span></text:p><text:p text:style-name="P69"><text:span text:style-name="T16"><text:tab/></text:span><text:span text:style-name="Strong_20_Emphasis"><text:span text:style-name="T202">Zoek</text:span></text:span><text:span text:style-name="Strong_20_Emphasis"><text:span text:style-name="T203"> </text:span></text:span><text:span text:style-name="Strong_20_Emphasis"><text:span text:style-name="T222">s</text:span></text:span><text:span text:style-name="Strong_20_Emphasis"><text:span text:style-name="T223">ch</text:span></text:span><text:span text:style-name="Strong_20_Emphasis"><text:span text:style-name="T203"> en klik op het pictogram van</text:span></text:span><text:span text:style-name="Strong_20_Emphasis"><text:span text:style-name="T204"> </text:span></text:span><text:span text:style-name="Strong_20_Emphasis"><text:span text:style-name="T225">Schijven</text:span></text:span><text:span text:style-name="Strong_20_Emphasis"><text:span text:style-name="T205">. Selecteer de </text:span></text:span><text:span text:style-name="Strong_20_Emphasis"><text:span text:style-name="T221">usb</text:span></text:span><text:span text:style-name="Strong_20_Emphasis"><text:span text:style-name="T205">-stick in de lijst van schijven aan de linkerkant en klik rechtsboven op </text:span></text:span><text:span text:style-name="Strong_20_Emphasis"><text:span text:style-name="T224">Schijfinstellingen</text:span></text:span><text:span text:style-name="Strong_20_Emphasis"><text:span text:style-name="T205"> </text:span></text:span><text:span text:style-name="Strong_20_Emphasis"><text:span text:style-name="T224">⋮</text:span></text:span><text:span text:style-name="Strong_20_Emphasis"><text:span text:style-name="T205"> (icoontje met de drie puntjes).</text:span></text:span></text:p><text:p text:style-name="P75"><text:span text:style-name="Strong_20_Emphasis"><text:span text:style-name="T205"><text:tab/>Kies </text:span></text:span><text:span text:style-name="Strong_20_Emphasis"><text:span text:style-name="T224">Schijfkopie terugzetten</text:span></text:span><text:span text:style-name="Strong_20_Emphasis"><text:span text:style-name="T205"> en selecteer </text:span></text:span><text:span text:style-name="Strong_20_Emphasis"><text:span text:style-name="T216">het net</text:span></text:span><text:span text:style-name="Strong_20_Emphasis"><text:span text:style-name="T214"> gedownloade </text:span></text:span><text:span text:style-name="Strong_20_Emphasis"><text:span text:style-name="T220">cd</text:span></text:span><text:span text:style-name="Strong_20_Emphasis"><text:span text:style-name="T214">-beeldbestand </text:span></text:span><text:span text:style-name="Strong_20_Emphasis"><text:span text:style-name="T215">(.iso)</text:span></text:span><text:span text:style-name="Strong_20_Emphasis"><text:span text:style-name="T214">.</text:span></text:span></text:p><text:p text:style-name="P69"><text:span text:style-name="Strong_20_Emphasis"><text:span text:style-name="T205"><text:tab/>Klik op </text:span></text:span><text:span text:style-name="Strong_20_Emphasis"><text:span text:style-name="T224">Terugzetten starten</text:span></text:span><text:span text:style-name="Strong_20_Emphasis"><text:span text:style-name="T205"> en vervolgens op </text:span></text:span><text:span text:style-name="Strong_20_Emphasis"><text:span text:style-name="T224">Terugzetten</text:span></text:span><text:span text:style-name="Strong_20_Emphasis"><text:span text:style-name="T206">.<text:line-break/></text:span></text:span><text:span text:style-name="Strong_20_Emphasis"><text:span text:style-name="T218">O</text:span></text:span><text:span text:style-name="Strong_20_Emphasis"><text:span text:style-name="T207">f </text:span></text:span><text:span text:style-name="Strong_20_Emphasis"><text:span text:style-name="T208">gebruik </text:span></text:span><text:span text:style-name="Strong_20_Emphasis"><text:span text:style-name="T209">het programma </text:span></text:span><text:span text:style-name="Strong_20_Emphasis"><text:span text:style-name="T193">Etche</text:span></text:span><text:span text:style-name="Strong_20_Emphasis"><text:span text:style-name="T194">r</text:span></text:span><text:span text:style-name="Strong_20_Emphasis"><text:span text:style-name="T209"> </text:span></text:span><text:span text:style-name="Strong_20_Emphasis"><text:span text:style-name="T210">(</text:span></text:span><text:a xlink:type="simple" xlink:href="https://www.balena.io/etcher/" text:style-name="Internet_20_link" text:visited-style-name="Visited_20_Internet_20_Link"><text:span text:style-name="Strong_20_Emphasis"><text:span text:style-name="T341">etcher.io</text:span></text:span></text:a><text:span text:style-name="Strong_20_Emphasis"><text:span text:style-name="T210">) </text:span></text:span><text:span text:style-name="Strong_20_Emphasis"><text:span text:style-name="T219">dat </text:span></text:span><text:span text:style-name="Strong_20_Emphasis"><text:span text:style-name="T207">beschikbaar </text:span></text:span><text:span text:style-name="Strong_20_Emphasis"><text:span text:style-name="T219">is </text:span></text:span><text:span text:style-name="Strong_20_Emphasis"><text:span text:style-name="T207">voor </text:span></text:span><text:span text:style-name="Strong_20_Emphasis"><text:span text:style-name="T205">Windows, </text:span></text:span><text:span text:style-name="Strong_20_Emphasis"><text:span text:style-name="T211">mac</text:span></text:span><text:span text:style-name="Strong_20_Emphasis"><text:span text:style-name="T212">OS</text:span></text:span><text:span text:style-name="Strong_20_Emphasis"><text:span text:style-name="T209">, </text:span></text:span><text:span text:style-name="Strong_20_Emphasis"><text:span text:style-name="T210">en </text:span></text:span><text:span text:style-name="Strong_20_Emphasis"><text:span text:style-name="T209">Linux</text:span></text:span><text:span text:style-name="Strong_20_Emphasis"><text:span text:style-name="T213">.</text:span></text:span></text:p></text:note-body></text:note></text:span><text:span text:style-name="T156"> </text:span><text:span text:style-name="T162">of dvd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2" office:value-type="string">
            <text:p text:style-name="P97"><text:span text:style-name="T159">Opstart/</text:span><text:span text:style-name="T160">bootmenu</text:span><text:span text:style-name="T159"> </text:span><text:span text:style-name="T156">via </text:span><text:span text:style-name="Definition"><text:span text:style-name="T5">opstartmenu</text:span></text:span><text:span text:style-name="T156"> </text:span><text:span text:style-name="T163">en </text:span><text:span text:style-name="T159">instellingen/</text:span><text:span text:style-name="T160">setup</text:span><text:span text:style-name="T156"> via </text:span><text:span text:style-name="Definition"><text:span text:style-name="T5">instellingen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55"/></text:span></text:p>
          </table:table-cell>
          <table:table-cell table:style-name="_32_._5f_Installatie_5f_uitvoeren.C3" office:value-type="string">
            <text:p text:style-name="P49"><text:span text:style-name="Strong_20_Emphasis"><text:span text:style-name="T112">D</text:span></text:span><text:span text:style-name="Strong_20_Emphasis"><text:span text:style-name="T109">ruk op de </text:span></text:span><text:span text:style-name="Strong_20_Emphasis"><text:span text:style-name="T110">Enter</text:span></text:span><text:span text:style-name="Strong_20_Emphasis"><text:span text:style-name="T109">-toets </text:span></text:span><text:span text:style-name="Strong_20_Emphasis"><text:span text:style-name="T112">(</text:span></text:span><text:span text:style-name="Strong_20_Emphasis"><text:span text:style-name="T130">Live </text:span></text:span><text:span text:style-name="Strong_20_Emphasis"><text:span text:style-name="T131">system (amd64)</text:span></text:span><text:span text:style-name="Strong_20_Emphasis"><text:span text:style-name="T112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5" office:value-type="string">
            <text:p text:style-name="P47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6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106"><draw:control text:anchor-type="as-char" draw:z-index="13" draw:name="Vorm13_1" draw:style-name="gr1" draw:text-style-name="P105" svg:width="0.35cm" svg:height="0.35cm" draw:control="control14"/></text:span></text:span></text:p>
          </table:table-cell>
          <table:table-cell table:style-name="_32_._5f_Installatie_5f_uitvoeren.C7" office:value-type="string">
            <text:p text:style-name="P96"><text:span text:style-name="Strong_20_Emphasis"><text:span text:style-name="T46">Start de installatie</text:span></text:span><text:span text:style-name="Strong_20_Emphasis"><text:span text:style-name="T114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79">klik op </text:span></text:span><text:span text:style-name="Strong_20_Emphasis"><text:span text:style-name="T124">Activities</text:span></text:span><text:span text:style-name="Strong_20_Emphasis"><text:span text:style-name="T79"> en </text:span></text:span><text:span text:style-name="Strong_20_Emphasis"><text:span text:style-name="T80">een </text:span></text:span><text:span text:style-name="Strong_20_Emphasis"><text:span text:style-name="T79">klik op</text:span></text:span><text:span text:style-name="Strong_20_Emphasis"><text:span text:style-name="T81"> </text:span></text:span><text:span text:style-name="Strong_20_Emphasis"><text:span text:style-name="T125">Install Debian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8" office:value-type="string">
            <text:p text:style-name="P92"><text:span text:style-name="T357">Indien</text:span> gevraagd, typ wachtwoord <text:span text:style-name="T356">live</text:span>.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9" office:value-type="string">
            <text:p text:style-name="P96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10" office:value-type="string">
            <text:p text:style-name="P47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11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106"><draw:control text:anchor-type="as-char" draw:z-index="19" draw:name="Vorm13_ 1" draw:style-name="gr1" draw:text-style-name="P105" svg:width="0.35cm" svg:height="0.35cm" draw:control="control20"/></text:span></text:span></text:p>
          </table:table-cell>
          <table:table-cell table:style-name="_32_._5f_Installatie_5f_uitvoeren.C12" office:value-type="string">
            <text:p text:style-name="P95"><text:span text:style-name="Strong_20_Emphasis"><text:span text:style-name="T46">Bij </text:span></text:span><text:span text:style-name="Strong_20_Emphasis"><text:span text:style-name="T132">Welcome</text:span></text:span><text:span text:style-name="Strong_20_Emphasis"><text:span text:style-name="T46"> kies </text:span></text:span><text:span text:style-name="Strong_20_Emphasis"><text:span text:style-name="T132">Nederlands</text:span></text:span><text:span text:style-name="Strong_20_Emphasis"><text:span text:style-name="T46"> en klik op </text:span></text:span><text:span text:style-name="Strong_20_Emphasis"><text:span text:style-name="T132">Volgende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><text:span text:style-name="Strong_20_Emphasis"><text:span text:style-name="T55"/></text:span></text:p>
          </table:table-cell>
          <table:table-cell table:style-name="_32_._5f_Installatie_5f_uitvoeren.C13" office:value-type="string">
            <text:p text:style-name="P20">Bij <text:span text:style-name="T336">Locatie</text:span> kies bij <text:span text:style-name="T336">Regio</text:span> voor <text:span text:style-name="T336">Europa</text:span> en klik op <text:span text:style-name="T336">Volgende</text:span>.</text:p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><text:span text:style-name="Strong_20_Emphasis"><text:span text:style-name="T55"/></text:span></text:p>
          </table:table-cell>
          <table:table-cell table:style-name="_32_._5f_Installatie_5f_uitvoeren.C14" office:value-type="string">
            <text:p text:style-name="P20">Bij <text:span text:style-name="T336">Toetsenbord</text:span> kies <text:span text:style-name="T336">English (US)</text:span> en klik op <text:span text:style-name="T336">Volgende</text:span>.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106"><draw:control text:anchor-type="as-char" draw:z-index="3" draw:name="Vorm13" draw:style-name="gr1" draw:text-style-name="P105" svg:width="0.35cm" svg:height="0.35cm" draw:control="control4"/></text:span></text:span></text:p>
          </table:table-cell>
          <table:table-cell table:style-name="_32_._5f_Installatie_5f_uitvoeren.C16" office:value-type="string">
            <text:p text:style-name="P94"><text:span text:style-name="Strong_20_Emphasis"><text:span text:style-name="T111">Bij </text:span></text:span><text:span text:style-name="Strong_20_Emphasis"><text:span text:style-name="T129">Gebruikers</text:span></text:span><text:span text:style-name="Strong_20_Emphasis"><text:span text:style-name="T111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7" office:value-type="string">
            <text:p text:style-name="P93"><text:span text:style-name="Strong_20_Emphasis"><text:span text:style-name="T113">V</text:span></text:span><text:span text:style-name="Strong_20_Emphasis"><text:span text:style-name="T111">ul in </text:span></text:span><text:span text:style-name="Strong_20_Emphasis"><text:span text:style-name="T133">Wat is je naam?</text:span></text:span><text:span text:style-name="Strong_20_Emphasis"><text:span text:style-name="T48"> </text:span></text:span><text:span text:style-name="Definition"><text:span text:style-name="T10">gebruiker</text:span></text:span><text:span text:style-name="Strong_20_Emphasis"><text:span text:style-name="T101">,</text:span></text:span><text:span text:style-name="Strong_20_Emphasis"><text:span text:style-name="T102"><text:line-break/></text:span></text:span><text:span text:style-name="Strong_20_Emphasis"><text:span text:style-name="T133">Welke naam wil je gebruiken om in te loggen?</text:span></text:span><text:span text:style-name="Strong_20_Emphasis"><text:span text:style-name="T49"> </text:span></text:span><text:span text:style-name="Definition"><text:span text:style-name="T11">gebruikers</text:span></text:span><text:span text:style-name="Definition"><text:span text:style-name="T10">naam</text:span></text:span><text:span text:style-name="Strong_20_Emphasis"><text:span text:style-name="T46">,<text:line-break/></text:span></text:span><text:span text:style-name="Strong_20_Emphasis"><text:span text:style-name="T134">Wat is de </text:span></text:span><text:span text:style-name="Strong_20_Emphasis"><text:span text:style-name="T133">naam van deze </text:span></text:span><text:span text:style-name="Strong_20_Emphasis"><text:span text:style-name="T134">computer</text:span></text:span><text:span text:style-name="Strong_20_Emphasis"><text:span text:style-name="T50"> </text:span></text:span><text:span text:style-name="Definition"><text:span text:style-name="T10">computernaam</text:span></text:span><text:span text:style-name="Strong_20_Emphasis"><text:span text:style-name="T48">,</text:span></text:span></text:p>
            <text:p text:style-name="P93"><text:span text:style-name="Strong_20_Emphasis"><text:span text:style-name="T49">v</text:span></text:span><text:span text:style-name="Strong_20_Emphasis"><text:span text:style-name="T48">ul </text:span></text:span><text:span text:style-name="Strong_20_Emphasis"><text:span text:style-name="T51">tweemaal het </text:span></text:span><text:span text:style-name="Strong_20_Emphasis"><text:span text:style-name="T135">wachtwoord</text:span></text:span><text:span text:style-name="Strong_20_Emphasis"><text:span text:style-name="T51"> </text:span></text:span><text:span text:style-name="Strong_20_Emphasis"><text:span text:style-name="T48">in</text:span></text:span><text:span text:style-name="Strong_20_Emphasis"><text:span text:style-name="T118">,</text:span></text:span><text:span text:style-name="Strong_20_Emphasis"><text:span text:style-name="T48"> </text:span></text:span><text:span text:style-name="Strong_20_Emphasis"><text:span text:style-name="T52">en </text:span></text:span><text:span text:style-name="Strong_20_Emphasis"><text:span text:style-name="T48">kl</text:span></text:span><text:span text:style-name="Strong_20_Emphasis"><text:span text:style-name="T45">ik op </text:span></text:span><text:span text:style-name="Strong_20_Emphasis"><text:span text:style-name="T137">V</text:span></text:span><text:span text:style-name="Strong_20_Emphasis"><text:span text:style-name="T138">olgende</text:span></text:span><text:span text:style-name="Strong_20_Emphasis"><text:span text:style-name="T45">.</text:span></text:span></text:p>
          </table:table-cell>
        </table:table-row>
      </table:table>
      <text:p text:style-name="P51"><text:span text:style-name="Strong_20_Emphasis"><text:span text:style-name="T115"/></text:span></text:p>
      <text:list xml:id="list194145334640005" text:continue-numbering="true" text:style-name="L1">
        <text:list-item>
          <text:p text:style-name="P104"><text:span text:style-name="Strong_20_Emphasis"><text:span text:style-name="T150">Installatie </text:span></text:span><text:span text:style-name="Strong_20_Emphasis"><text:span text:style-name="T151">afronden</text:span></text:span></text:p>
        </text:list-item>
      </text:list>
      <text:p text:style-name="P52"><text:span text:style-name="Strong_20_Emphasis"><text:span text:style-name="T5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106"><draw:control text:anchor-type="as-char" draw:z-index="4" draw:name="Vorm22" draw:style-name="gr1" draw:text-style-name="P10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54">Aanmelden als </text:span></text:span><text:span text:style-name="Definition"><text:span text:style-name="T10">gebruik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><text:span text:style-name="Strong_20_Emphasis"><text:span text:style-name="T103"/></text:span></text:p>
          </table:table-cell>
          <table:table-cell table:style-name="_33_._5f_Installatie_5f_afronden.C3" office:value-type="string">
            <text:p text:style-name="P10"><text:span text:style-name="Strong_20_Emphasis">Volg de aanwijzingen op de </text:span><text:span text:style-name="Strong_20_Emphasis"><text:span text:style-name="T37">welkomst</text:span></text:span><text:span text:style-name="Strong_20_Emphasis">schermen.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6"><draw:control text:anchor-type="as-char" draw:z-index="12" draw:name="Vorm4_1" draw:style-name="gr1" draw:text-style-name="P105" svg:width="0.35cm" svg:height="0.35cm" draw:control="control13"/></text:span></text:span></text:p>
          </table:table-cell>
          <table:table-cell table:style-name="_33_._5f_Installatie_5f_afronden.C5" office:value-type="string">
            <text:p text:style-name="P73"><text:span text:style-name="Strong_20_Emphasis"><text:span text:style-name="T55">Installeer </text:span></text:span><text:span text:style-name="Strong_20_Emphasis"><text:span text:style-name="T91">pakket kz</text:span></text:span><text:span text:style-name="Strong_20_Emphasis"><text:span text:style-name="T91"><text:note text:id="ftn7" text:note-class="footnote"><text:note-citation>1</text:note-citation><text:note-body><text:p text:style-name="P71"><text:span text:style-name="T345">Debian-</text:span><text:span text:style-name="T346">p</text:span>akket kz plaatst documenten en scripts van Karel Zimmer <text:span text:style-name="T344">(zie </text:span><text:a xlink:type="simple" xlink:href="https://karelzimmer.nl/" text:style-name="Internet_20_link" text:visited-style-name="Visited_20_Internet_20_Link"><text:span text:style-name="Strong_20_Emphasis"><text:span text:style-name="T342">karelzimmer.nl</text:span></text:span></text:a><text:span text:style-name="Strong_20_Emphasis"><text:span text:style-name="T217">) </text:span></text:span>voor het installeren en beheren van Debian en op Debian gebaseerd systeem zoals Ubuntu.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6" office:value-type="string">
            <text:p text:style-name="P98"><text:span text:style-name="Strong_20_Emphasis"><text:span text:style-name="T61">Typ </text:span></text:span><text:span text:style-name="Strong_20_Emphasis"><text:span text:style-name="T119">ter</text:span></text:span><text:span text:style-name="Strong_20_Emphasis"><text:span text:style-name="T120">m</text:span></text:span><text:span text:style-name="Strong_20_Emphasis"><text:span text:style-name="T62"> </text:span></text:span><text:span text:style-name="Strong_20_Emphasis"><text:span text:style-name="T97">(d</text:span></text:span><text:span text:style-name="Strong_20_Emphasis"><text:span text:style-name="T95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72">Super</text:span></text:span><text:span text:style-name="Strong_20_Emphasis"><text:span text:style-name="T65">-toets</text:span></text:span><text:span text:style-name="Strong_20_Emphasis"><text:span text:style-name="T60"><text:note text:id="ftn8" text:note-class="footnote"><text:note-citation>2</text:note-citation><text:note-body><text:p text:style-name="P26"><text:span text:style-name="T240">De </text:span><text:span text:style-name="T241">Super</text:span><text:span text:style-name="T240">-toets is de Windows-toets, Command-toets </text:span><text:span text:style-name="T242">(Apple)</text:span><text:span text:style-name="T240">, of Vergrootglas-toets </text:span><text:span text:style-name="T242">(Chromebook)</text:span><text:span text:style-name="T240">.</text:span></text:p></text:note-body></text:note></text:span></text:span><text:span text:style-name="Strong_20_Emphasis"><text:span text:style-name="T65"> </text:span></text:span><text:span text:style-name="Strong_20_Emphasis"><text:span text:style-name="T97">als nodig) </text:span></text:span><text:span text:style-name="Strong_20_Emphasis"><text:span text:style-name="T63">e</text:span></text:span><text:span text:style-name="Strong_20_Emphasis"><text:span text:style-name="T57">n </text:span></text:span><text:span text:style-name="Strong_20_Emphasis"><text:span text:style-name="T64">k</text:span></text:span><text:span text:style-name="Strong_20_Emphasis"><text:span text:style-name="T57">lik op het pictogram van </text:span></text:span><text:span text:style-name="Strong_20_Emphasis"><text:span text:style-name="T121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55"/></text:span></text:p>
          </table:table-cell>
          <table:table-cell table:style-name="_33_._5f_Installatie_5f_afronden.C7" office:value-type="string">
            <text:p text:style-name="P58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82">z</text:span></text:span><text:span text:style-name="Strong_20_Emphasis"><text:span text:style-name="T83">e</text:span></text:span><text:span text:style-name="Strong_20_Emphasis"><text:span text:style-name="T62">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8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8" office:value-type="string">
            <text:p text:style-name="P79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9" office:value-type="string">
            <text:p text:style-name="P79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0" office:value-type="string">
            <text:p text:style-name="P79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11" office:value-type="string">
            <text:p text:style-name="P61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12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106"><draw:control text:anchor-type="as-char" draw:z-index="5" draw:name="Vorm33" draw:style-name="gr1" draw:text-style-name="P105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14" office:value-type="string">
            <text:p text:style-name="P98"><text:span text:style-name="Strong_20_Emphasis"><text:span text:style-name="T98">T</text:span></text:span><text:span text:style-name="Strong_20_Emphasis"><text:span text:style-name="T61">yp </text:span></text:span><text:span text:style-name="Strong_20_Emphasis"><text:span text:style-name="T126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98">(d</text:span></text:span><text:span text:style-name="Strong_20_Emphasis"><text:span text:style-name="T95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72">Super</text:span></text:span><text:span text:style-name="Strong_20_Emphasis"><text:span text:style-name="T65">-toets </text:span></text:span><text:span text:style-name="Strong_20_Emphasis"><text:span text:style-name="T98">als nodig) </text:span></text:span><text:span text:style-name="Strong_20_Emphasis"><text:span text:style-name="T63">e</text:span></text:span><text:span text:style-name="Strong_20_Emphasis"><text:span text:style-name="T57">n </text:span></text:span><text:span text:style-name="Strong_20_Emphasis"><text:span text:style-name="T64">k</text:span></text:span><text:span text:style-name="Strong_20_Emphasis"><text:span text:style-name="T57">lik op het pictogram van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55"/></text:span></text:p>
          </table:table-cell>
          <table:table-cell table:style-name="_33_._5f_Installatie_5f_afronden.C15" office:value-type="string">
            <text:p text:style-name="P60"><text:span text:style-name="Strong_20_Emphasis"><text:span text:style-name="T77">K</text:span></text:span><text:span text:style-name="Strong_20_Emphasis"><text:span text:style-name="T75">ie</text:span></text:span><text:span text:style-name="Strong_20_Emphasis"><text:span text:style-name="T76">s </text:span></text:span><text:span text:style-name="Strong_20_Emphasis"><text:span text:style-name="T145">3 </text:span></text:span><text:span text:style-name="Strong_20_Emphasis"><text:span text:style-name="T146">Installatie</text:span></text:span><text:span text:style-name="Strong_20_Emphasis"><text:span text:style-name="T147"> </text:span></text:span><text:span text:style-name="Strong_20_Emphasis"><text:span text:style-name="T148">afrond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3">klik op </text:span></text:span><text:span text:style-name="Strong_20_Emphasis"><text:span text:style-name="T128">Verder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16" office:value-type="string">
            <text:p text:style-name="P63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52"><text:span text:style-name="Strong_20_Emphasis"><text:span text:style-name="T54"><text:tab/></text:span></text:span></text:p>
      <text:p text:style-name="P53"><text:span text:style-name="Strong_20_Emphasis"><text:span text:style-name="T70"><text:tab/></text:span></text:span></text:p>
      <text:list xml:id="list194145803669156" text:continue-numbering="true" text:style-name="L1">
        <text:list-item>
          <text:p text:style-name="P103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106"><draw:control text:anchor-type="as-char" draw:z-index="14" draw:name="Vorm36_0" draw:style-name="gr1" draw:text-style-name="P105" svg:width="0.35cm" svg:height="0.35cm" draw:control="control15"/></text:span></text:span></text:p>
          </table:table-cell>
          <table:table-cell table:style-name="Tabel2.A1" office:value-type="string">
            <text:p text:style-name="P90"><text:span text:style-name="Strong_20_Emphasis"><text:span text:style-name="T106"><draw:control text:anchor-type="as-char" draw:z-index="23" draw:name="Vorm36_ 1" draw:style-name="gr1" draw:text-style-name="P105" svg:width="0.35cm" svg:height="0.35cm" draw:control="control24"/></text:span></text:span></text:p>
          </table:table-cell>
          <table:table-cell table:style-name="Tabel2.D1" office:value-type="string">
            <text:p text:style-name="P45"><text:span text:style-name="Strong_20_Emphasis"><text:span text:style-name="T54">Aanmelden als </text:span></text:span><text:span text:style-name="Definition"><text:span text:style-name="T10">gebruiker</text:span></text:span><text:span text:style-name="Strong_20_Emphasis"><text:span text:style-name="T56"><text:note text:id="ftn9" text:note-class="footnote"><text:note-citation>1</text:note-citation><text:note-body><text:p text:style-name="P66"><text:span text:style-name="User_20_Entry"><text:span text:style-name="T165">E</text:span></text:span><text:span text:style-name="User_20_Entry"><text:span text:style-name="T184">v</text:span></text:span><text:span text:style-name="User_20_Entry"><text:span text:style-name="T185">en</text:span></text:span><text:span text:style-name="User_20_Entry"><text:span text:style-name="T187">t</text:span></text:span><text:span text:style-name="User_20_Entry"><text:span text:style-name="T188">uele </text:span></text:span><text:span text:style-name="User_20_Entry"><text:span text:style-name="T189">extra </text:span></text:span><text:span text:style-name="Definition"><text:span text:style-name="T339">gebruiker</text:span></text:span><text:span text:style-name="User_20_Entry"><text:span text:style-name="T189">s aanmelden </text:span></text:span><text:span text:style-name="User_20_Entry"><text:span text:style-name="T190">en dezelfde stappen uitvoeren</text:span></text:span><text:span text:style-name="User_20_Entry"><text:span text:style-name="T186">.</text:span></text:span></text:p></text:note-body></text:note></text:span></text:span><text:span text:style-name="Strong_20_Emphasis"><text:span text:style-name="T54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2" office:value-type="string">
            <text:p text:style-name="P9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37">welkomst</text:span></text:span><text:span text:style-name="Strong_20_Emphasis"><text:span text:style-name="T40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><text:span text:style-name="Strong_20_Emphasis"><text:span text:style-name="T106"><draw:control text:anchor-type="as-char" draw:z-index="15" draw:name="Vorm36_2" draw:style-name="gr1" draw:text-style-name="P105" svg:width="0.35cm" svg:height="0.35cm" draw:control="control16"/></text:span></text:span></text:p>
          </table:table-cell>
          <table:table-cell table:style-name="Tabel2.A1" office:value-type="string">
            <text:p text:style-name="P91"><text:span text:style-name="Strong_20_Emphasis"><text:span text:style-name="T106"><draw:control text:anchor-type="as-char" draw:z-index="24" draw:name="Vorm36_ 2" draw:style-name="gr1" draw:text-style-name="P105" svg:width="0.35cm" svg:height="0.35cm" draw:control="control25"/></text:span></text:span></text:p>
          </table:table-cell>
          <table:table-cell table:style-name="Tabel2.D5" office:value-type="string">
            <text:p text:style-name="P44"><text:span text:style-name="Strong_20_Emphasis"><text:span text:style-name="T86">R</text:span></text:span><text:span text:style-name="Strong_20_Emphasis"><text:span text:style-name="T87">icht </text:span></text:span><text:span text:style-name="Strong_20_Emphasis"><text:span text:style-name="T88">de </text:span></text:span><text:span text:style-name="Strong_20_Emphasis"><text:span text:style-name="T94">gebruiker</text:span></text:span><text:span text:style-name="Strong_20_Emphasis"><text:span text:style-name="T87"> </text:span></text:span><text:span text:style-name="Strong_20_Emphasis"><text:span text:style-name="T89">in:</text:span>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6" office:value-type="string">
            <text:p text:style-name="P50"><text:span text:style-name="Strong_20_Emphasis"><text:span text:style-name="T96">T</text:span></text:span><text:span text:style-name="Strong_20_Emphasis"><text:span text:style-name="T61">yp </text:span></text:span><text:span text:style-name="Strong_20_Emphasis"><text:span text:style-name="T126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97">(d</text:span></text:span><text:span text:style-name="Strong_20_Emphasis"><text:span text:style-name="T95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72">Super</text:span></text:span><text:span text:style-name="Strong_20_Emphasis"><text:span text:style-name="T65">-toets</text:span></text:span><text:span text:style-name="Strong_20_Emphasis"><text:span text:style-name="T60"><text:note text:id="ftn10" text:note-class="footnote"><text:note-citation>2</text:note-citation><text:note-body><text:p text:style-name="P26"><text:span text:style-name="T240">De </text:span><text:span text:style-name="T241">Super</text:span><text:span text:style-name="T240">-toets is de Windows-toets, Command-toets </text:span><text:span text:style-name="T242">(Apple)</text:span><text:span text:style-name="T240">, of Vergrootglas-toets </text:span><text:span text:style-name="T242">(Chromebook)</text:span><text:span text:style-name="T240">.</text:span></text:p></text:note-body></text:note></text:span></text:span><text:span text:style-name="Strong_20_Emphasis"><text:span text:style-name="T65"> </text:span></text:span><text:span text:style-name="Strong_20_Emphasis"><text:span text:style-name="T97">als nodig) </text:span></text:span><text:span text:style-name="Strong_20_Emphasis"><text:span text:style-name="T63">e</text:span></text:span><text:span text:style-name="Strong_20_Emphasis"><text:span text:style-name="T57">n </text:span></text:span><text:span text:style-name="Strong_20_Emphasis"><text:span text:style-name="T64">k</text:span></text:span><text:span text:style-name="Strong_20_Emphasis"><text:span text:style-name="T57">lik op het pictogram van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7" office:value-type="string">
            <text:p text:style-name="P46"><text:span text:style-name="Strong_20_Emphasis"><text:span text:style-name="T77">K</text:span></text:span><text:span text:style-name="Strong_20_Emphasis"><text:span text:style-name="T75">ie</text:span></text:span><text:span text:style-name="Strong_20_Emphasis"><text:span text:style-name="T76">s </text:span></text:span><text:span text:style-name="Strong_20_Emphasis"><text:span text:style-name="T145">4 </text:span></text:span><text:span text:style-name="Strong_20_Emphasis"><text:span text:style-name="T127">Gebruiker inricht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3">klik op </text:span></text:span><text:span text:style-name="Strong_20_Emphasis"><text:span text:style-name="T128">Verder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8" office:value-type="string">
            <text:p text:style-name="P64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43"><text:span text:style-name="Strong_20_Emphasis"><text:span text:style-name="T90"/></text:span></text:p>
      <text:p text:style-name="P7"/>
      <text:p text:style-name="P7"/>
      <text:p text:style-name="P77"><text:span text:style-name="T152">E</text:span><text:span text:style-name="T153">inde c</text:span><text:span text:style-name="T154">hecklist, </text:span><text:span text:style-name="T155">d</text:span><text:span text:style-name="T154">e</text:span><text:span text:style-name="T262"> installatie van </text:span><text:span text:style-name="T262"><text:user-field-get text:name="Distro">Debian</text:user-field-get></text:span><text:span text:style-name="T266"><text:s/></text:span><text:span text:style-name="T266"><text:user-field-get text:name="Version">12</text:user-field-get></text:span><text:span text:style-name="Strong_20_Emphasis"><text:span text:style-name="T263"><text:s/></text:span></text:span><text:span text:style-name="Strong_20_Emphasis"><text:span text:style-name="T264">LTS </text:span></text:span><text:span text:style-name="Strong_20_Emphasis"><text:span text:style-name="T267"><text:user-field-get text:name="Edition">desktop</text:user-field-get></text:span></text:span><text:span text:style-name="Strong_20_Emphasis"><text:span text:style-name="T267"><text:s/></text:span></text:span><text:span text:style-name="T262">is voltooid.</text:span></text:p>
      <text:p text:style-name="P41"/>
      <text:p text:style-name="P35"><text:span text:style-name="Emphasis"><text:span text:style-name="T34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48">Karel Zimmer</text:span></text:span></text:a><text:span text:style-name="Emphasis"><text:span text:style-name="T34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50">CC0 1.0 Universeel</text:span></text:span></text:a><text:span text:style-name="Emphasis"><text:span text:style-name="T347">,</text:span></text:span><text:span text:style-name="Emphasis"><text:span text:style-name="T349"> </text:span></text:span><text:span text:style-name="Strong_20_Emphasis"><text:span text:style-name="T70"><text:user-field-get text:name="Releaseyear">2023</text:user-field-get></text:span></text:span><text:span text:style-name="Emphasis"><text:span text:style-name="T35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7-18T19:41:44.383955360">18-07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18T19:41:44.190585745</dc:date>
    <meta:keyword>Installatie</meta:keyword>
    <meta:keyword>Checklist</meta:keyword>
    <meta:keyword>Linux</meta:keyword>
    <meta:editing-cycles>6811</meta:editing-cycles>
    <meta:editing-duration>P12DT1H58M12S</meta:editing-duration>
    <meta:print-date>2021-03-23T20:07:57.967210640</meta:print-date>
    <dc:creator>Karel Zimmer</dc:creator>
    <meta:document-statistic meta:table-count="4" meta:image-count="0" meta:object-count="0" meta:page-count="4" meta:paragraph-count="100" meta:word-count="710" meta:character-count="4843" meta:non-whitespace-character-count="4184"/>
    <meta:user-defined meta:name="Info 1"/>
    <meta:user-defined meta:name="Info 2"/>
    <meta:user-defined meta:name="Info 3"/>
    <meta:user-defined meta:name="Info 4"/>
  </office:meta>
</office:document-meta>
</file>